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CPU cycl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Cache Hits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Performace par rapport à l'ancien cycles de CPU (%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RISC</text:p>
          </table:table-cell>
          <table:table-cell table:style-name="ce3" office:value-type="string" calcext:value-type="string">
            <text:p>slow fixed</text:p>
          </table:table-cell>
          <table:table-cell table:style-name="ce3" office:value-type="float" office:value="334323372" calcext:value-type="float">
            <text:p>334323372</text:p>
          </table:table-cell>
          <table:table-cell table:style-name="ce3" office:value-type="string" calcext:value-type="string">
            <text:p>1671.62 msec</text:p>
          </table:table-cell>
          <table:table-cell table:style-name="ce3" office:value-type="string" calcext:value-type="string">
            <text:p>80.32%</text:p>
          </table:table-cell>
          <table:table-cell table:style-name="ce3" office:value-type="string" calcext:value-type="string">
            <text:p>19.68%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ast fixed (fused)</text:p>
          </table:table-cell>
          <table:table-cell office:value-type="float" office:value="302272110" calcext:value-type="float">
            <text:p>302272110</text:p>
          </table:table-cell>
          <table:table-cell office:value-type="string" calcext:value-type="string">
            <text:p>1511.36 msec</text:p>
          </table:table-cell>
          <table:table-cell office:value-type="string" calcext:value-type="string">
            <text:p>84.06%</text:p>
          </table:table-cell>
          <table:table-cell office:value-type="string" calcext:value-type="string">
            <text:p>15.94%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ast fixed (array)</text:p>
          </table:table-cell>
          <table:table-cell office:value-type="float" office:value="204851088" calcext:value-type="float">
            <text:p>204851088</text:p>
          </table:table-cell>
          <table:table-cell office:value-type="string" calcext:value-type="string">
            <text:p>1024.26 msec</text:p>
          </table:table-cell>
          <table:table-cell office:value-type="string" calcext:value-type="string">
            <text:p>95.57%</text:p>
          </table:table-cell>
          <table:table-cell office:value-type="string" calcext:value-type="string">
            <text:p>4.43%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VLIW 2</text:p>
          </table:table-cell>
          <table:table-cell table:style-name="ce3" office:value-type="string" calcext:value-type="string">
            <text:p>slow fixed</text:p>
          </table:table-cell>
          <table:table-cell table:style-name="ce3" office:value-type="float" office:value="268806597" calcext:value-type="float">
            <text:p>268806597</text:p>
          </table:table-cell>
          <table:table-cell table:style-name="ce3" office:value-type="string" calcext:value-type="string">
            <text:p>1344.03 msec</text:p>
          </table:table-cell>
          <table:table-cell table:style-name="ce3" office:value-type="string" calcext:value-type="string">
            <text:p>80.32%</text:p>
          </table:table-cell>
          <table:table-cell table:style-name="ce3" office:value-type="string" calcext:value-type="string">
            <text:p>19.68%</text:p>
          </table:table-cell>
          <table:table-cell table:formula="of:=100-([.C5]*100 / [.C2])" office:value-type="float" office:value="19.5968276486515" calcext:value-type="float">
            <text:p>19,5968276487</text:p>
          </table:table-cell>
        </table:table-row>
        <table:table-row table:style-name="ro1">
          <table:covered-table-cell office:value-type="string" calcext:value-type="string">
            <text:p>VLIW 3</text:p>
          </table:covered-table-cell>
          <table:table-cell office:value-type="string" calcext:value-type="string">
            <text:p>fast fixed (fused)</text:p>
          </table:table-cell>
          <table:table-cell office:value-type="float" office:value="192325610" calcext:value-type="float">
            <text:p>192325610</text:p>
          </table:table-cell>
          <table:table-cell office:value-type="string" calcext:value-type="string">
            <text:p>961.628 msec</text:p>
          </table:table-cell>
          <table:table-cell office:value-type="string" calcext:value-type="string">
            <text:p>87.74%</text:p>
          </table:table-cell>
          <table:table-cell office:value-type="string" calcext:value-type="string">
            <text:p>12.26%</text:p>
          </table:table-cell>
          <table:table-cell table:formula="of:=100-([.C6]*100 / [.C3])" office:value-type="float" office:value="36.3733524737032" calcext:value-type="float">
            <text:p>36,3733524737</text:p>
          </table:table-cell>
        </table:table-row>
        <table:table-row table:style-name="ro1">
          <table:covered-table-cell office:value-type="string" calcext:value-type="string">
            <text:p>VLIW 4</text:p>
          </table:covered-table-cell>
          <table:table-cell office:value-type="string" calcext:value-type="string">
            <text:p>fast fixed (array)</text:p>
          </table:table-cell>
          <table:table-cell office:value-type="float" office:value="137261994" calcext:value-type="float">
            <text:p>137261994</text:p>
          </table:table-cell>
          <table:table-cell office:value-type="string" calcext:value-type="string">
            <text:p>686.31 msec</text:p>
          </table:table-cell>
          <table:table-cell office:value-type="string" calcext:value-type="string">
            <text:p>95.57%</text:p>
          </table:table-cell>
          <table:table-cell office:value-type="string" calcext:value-type="string">
            <text:p>4.43%</text:p>
          </table:table-cell>
          <table:table-cell table:formula="of:=100-([.C7]*100 / [.C4])" office:value-type="float" office:value="32.9942567842256" calcext:value-type="float">
            <text:p>32,994256784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VLIW 4</text:p>
          </table:table-cell>
          <table:table-cell table:style-name="ce3" office:value-type="string" calcext:value-type="string">
            <text:p>slow fixed</text:p>
          </table:table-cell>
          <table:table-cell table:style-name="ce3" office:value-type="float" office:value="256720175" calcext:value-type="float">
            <text:p>256720175</text:p>
          </table:table-cell>
          <table:table-cell table:style-name="ce3" office:value-type="string" calcext:value-type="string">
            <text:p>1283.6 msec</text:p>
          </table:table-cell>
          <table:table-cell table:style-name="ce3" office:value-type="string" calcext:value-type="string">
            <text:p>80.59%</text:p>
          </table:table-cell>
          <table:table-cell table:style-name="ce3" office:value-type="string" calcext:value-type="string">
            <text:p>19.41%</text:p>
          </table:table-cell>
          <table:table-cell table:formula="of:=100-([.C8]*100 / [.C5])" office:value-type="float" office:value="4.49632640526303" calcext:value-type="float">
            <text:p>4,4963264053</text:p>
          </table:table-cell>
        </table:table-row>
        <table:table-row table:style-name="ro1">
          <table:covered-table-cell/>
          <table:table-cell office:value-type="string" calcext:value-type="string">
            <text:p>fast fixed (fused)</text:p>
          </table:table-cell>
          <table:table-cell office:value-type="float" office:value="169120408" calcext:value-type="float">
            <text:p>169120408</text:p>
          </table:table-cell>
          <table:table-cell office:value-type="string" calcext:value-type="string">
            <text:p>845.602 msec</text:p>
          </table:table-cell>
          <table:table-cell office:value-type="string" calcext:value-type="string">
            <text:p>87.88%</text:p>
          </table:table-cell>
          <table:table-cell office:value-type="string" calcext:value-type="string">
            <text:p>12.12%</text:p>
          </table:table-cell>
          <table:table-cell table:formula="of:=100-([.C9]*100 / [.C6])" office:value-type="float" office:value="12.0655808656996" calcext:value-type="float">
            <text:p>12,0655808657</text:p>
          </table:table-cell>
        </table:table-row>
        <table:table-row table:style-name="ro1">
          <table:covered-table-cell/>
          <table:table-cell office:value-type="string" calcext:value-type="string">
            <text:p>fast fixed (array)</text:p>
          </table:table-cell>
          <table:table-cell office:value-type="float" office:value="113215768" calcext:value-type="float">
            <text:p>113215768</text:p>
          </table:table-cell>
          <table:table-cell office:value-type="string" calcext:value-type="string">
            <text:p>566.079 msec</text:p>
          </table:table-cell>
          <table:table-cell office:value-type="string" calcext:value-type="string">
            <text:p>95.63%</text:p>
          </table:table-cell>
          <table:table-cell office:value-type="string" calcext:value-type="string">
            <text:p>4.37%</text:p>
          </table:table-cell>
          <table:table-cell table:formula="of:=100-([.C10]*100 / [.C7])" office:value-type="float" office:value="17.5184880382839" calcext:value-type="float">
            <text:p>17,5184880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1:30:07.323069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1:25:55.274244477</meta:creation-date>
    <dc:date>2015-03-27T12:02:45.229280485</dc:date>
    <meta:editing-duration>PT1H29M37S</meta:editing-duration>
    <meta:editing-cycles>20</meta:editing-cycles>
    <meta:generator>LibreOffice/4.2.8.2$Linux_X86_64 LibreOffice_project/420$Build-2</meta:generator>
    <meta:document-statistic meta:table-count="1" meta:cell-count="61" meta:object-count="0"/>
  </office:meta>
</office:document-meta>
</file>